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4" style:family="graphic" style:parent-style-name="standard">
      <style:graphic-properties draw:stroke="dash" draw:stroke-dash="Fine_20_Dashed" draw:marker-end="Arrow" draw:marker-end-width="0.2cm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P4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4.029cm" svg:height="2.36cm" svg:x="18.058cm" svg:y="0.96cm">
          <text:p text:style-name="P1"><text:span text:style-name="T1">GGrShell.exe</text:span></text:p>
        </draw:rect>
        <draw:rect draw:style-name="gr1" draw:text-style-name="P2" draw:layer="layout" svg:width="3.995cm" svg:height="2.373cm" svg:x="0.9cm" svg:y="0.944cm">
          <text:p text:style-name="P1"><text:span text:style-name="T1">GrShell.exe</text:span></text:p>
        </draw:rect>
        <draw:line draw:style-name="gr2" draw:text-style-name="P1" draw:layer="layout" svg:x1="2.878cm" svg:y1="3.317cm" svg:x2="7.938cm" svg:y2="6.053cm">
          <text:p/>
        </draw:line>
        <draw:line draw:style-name="gr2" draw:text-style-name="P1" draw:layer="layout" svg:x1="4.531cm" svg:y1="13.949cm" svg:x2="13.196cm" svg:y2="17.372cm">
          <text:p/>
        </draw:line>
        <draw:frame draw:style-name="gr3" draw:text-style-name="P3" draw:layer="layout" svg:width="3.189cm" svg:height="1.047cm" svg:x="8.831cm" svg:y="26.63cm">
          <draw:text-box>
            <text:p><text:span text:style-name="T1">uses / references</text:span></text:p>
          </draw:text-box>
        </draw:frame>
        <draw:rect draw:style-name="gr1" draw:text-style-name="P2" draw:layer="layout" svg:width="6.113cm" svg:height="2.373cm" svg:x="1.602cm" svg:y="11.576cm">
          <text:p text:style-name="P1"><text:span text:style-name="T1">graphViewerAndSequenceDebugger</text:span></text:p>
        </draw:rect>
        <draw:rect draw:style-name="gr1" draw:text-style-name="P2" draw:layer="layout" svg:width="9.558cm" svg:height="2.373cm" svg:x="11.642cm" svg:y="11.576cm">
          <text:p text:style-name="P1"><text:span text:style-name="T1">graphViewerAndSequenceDebuggerWindowsForms</text:span></text:p>
        </draw:rect>
        <draw:rect draw:style-name="gr1" draw:text-style-name="P2" draw:layer="layout" svg:width="7.066cm" svg:height="2.373cm" svg:x="14.852cm" svg:y="26.654cm">
          <text:p text:style-name="P1"><text:span text:style-name="T1">libConsoleAndOSWindowsForms</text:span></text:p>
        </draw:rect>
        <draw:rect draw:style-name="gr1" draw:text-style-name="P2" draw:layer="layout" svg:width="5.137cm" svg:height="2.373cm" svg:x="0.955cm" svg:y="26.63cm">
          <text:p text:style-name="P1"><text:span text:style-name="T1">libConsoleAndOS</text:span></text:p>
        </draw:rect>
        <draw:rect draw:style-name="gr1" draw:text-style-name="P2" draw:layer="layout" svg:width="5.16cm" svg:height="2.373cm" svg:x="7.243cm" svg:y="6.053cm">
          <text:p text:style-name="P1"><text:span text:style-name="T1">libGrShell</text:span></text:p>
        </draw:rect>
        <draw:rect draw:style-name="gr1" draw:text-style-name="P2" draw:layer="layout" svg:width="3.179cm" svg:height="2.373cm" svg:x="7.306cm" svg:y="21.935cm">
          <text:p text:style-name="P1"><text:span text:style-name="T1">libGr</text:span></text:p>
        </draw:rect>
        <draw:rect draw:style-name="gr1" draw:text-style-name="P2" draw:layer="layout" svg:width="4.897cm" svg:height="2.373cm" svg:x="10.581cm" svg:y="17.372cm">
          <text:p text:style-name="P1"><text:span text:style-name="T1">lgspBackend</text:span></text:p>
        </draw:rect>
        <draw:rect draw:style-name="gr1" draw:text-style-name="P2" draw:layer="layout" svg:width="6.781cm" svg:height="2.373cm" svg:x="1.091cm" svg:y="17.372cm">
          <text:p text:style-name="P1"><text:span text:style-name="T1">libGrPersistenceProviderSQLite</text:span></text:p>
        </draw:rect>
        <draw:line draw:style-name="gr2" draw:text-style-name="P1" draw:layer="layout" svg:x1="13.064cm" svg:y1="19.745cm" svg:x2="8.798cm" svg:y2="21.935cm">
          <text:p/>
        </draw:line>
        <draw:line draw:style-name="gr2" draw:text-style-name="P1" draw:layer="layout" svg:x1="8.831cm" svg:y1="24.308cm" svg:x2="3.241cm" svg:y2="26.63cm">
          <text:p/>
        </draw:line>
        <draw:line draw:style-name="gr2" draw:text-style-name="P1" draw:layer="layout" svg:x1="14.852cm" svg:y1="27.351cm" svg:x2="6.092cm" svg:y2="27.351cm">
          <text:p/>
        </draw:line>
        <draw:line draw:style-name="gr2" draw:text-style-name="P1" draw:layer="layout" svg:x1="7.872cm" svg:y1="17.993cm" svg:x2="10.581cm" svg:y2="17.993cm">
          <text:p/>
        </draw:line>
        <draw:line draw:style-name="gr2" draw:text-style-name="P1" draw:layer="layout" svg:x1="11.642cm" svg:y1="12.137cm" svg:x2="7.715cm" svg:y2="12.137cm">
          <text:p/>
        </draw:line>
        <draw:line draw:style-name="gr2" draw:text-style-name="P1" draw:layer="layout" svg:x1="20.274cm" svg:y1="3.32cm" svg:x2="11.807cm" svg:y2="6.053cm">
          <text:p/>
        </draw:line>
        <draw:line draw:style-name="gr2" draw:text-style-name="P1" draw:layer="layout" svg:x1="21.696cm" svg:y1="3.32cm" svg:x2="21.63cm" svg:y2="26.654cm">
          <text:p/>
        </draw:line>
        <draw:line draw:style-name="gr2" draw:text-style-name="P1" draw:layer="layout" svg:x1="9.922cm" svg:y1="8.426cm" svg:x2="4.597cm" svg:y2="11.576cm">
          <text:p/>
        </draw:line>
        <draw:line draw:style-name="gr4" draw:text-style-name="P1" draw:layer="layout" svg:x1="6.092cm" svg:y1="28.212cm" svg:x2="14.852cm" svg:y2="28.212cm">
          <text:p/>
        </draw:line>
        <draw:frame draw:style-name="gr3" draw:text-style-name="P3" draw:layer="layout" svg:width="4.761cm" svg:height="1.047cm" svg:x="7.973cm" svg:y="28.41cm">
          <draw:text-box>
            <text:p><text:span text:style-name="T1">uses dynamically as needed</text:span></text:p>
          </draw:text-box>
        </draw:frame>
        <draw:line draw:style-name="gr4" draw:text-style-name="P1" draw:layer="layout" svg:x1="10.581cm" svg:y1="19.152cm" svg:x2="7.872cm" svg:y2="19.119cm">
          <text:p/>
        </draw:line>
        <draw:line draw:style-name="gr4" draw:text-style-name="P1" draw:layer="layout" svg:x1="7.715cm" svg:y1="13.163cm" svg:x2="11.642cm" svg:y2="13.163cm">
          <text:p/>
        </draw:line>
        <draw:g>
          <draw:rect draw:style-name="gr1" draw:text-style-name="P2" draw:layer="layout" svg:width="0.616cm" svg:height="0.644cm" svg:x="5.194cm" svg:y="26.912cm">
            <text:p text:style-name="P1"><text:span text:style-name="T1"/></text:p>
            <text:p text:style-name="P1"><text:span text:style-name="T1"/></text:p>
          </draw:rect>
          <draw:rect draw:style-name="gr1" draw:text-style-name="P2" draw:layer="layout" svg:width="0.496cm" svg:height="0.14cm" svg:x="4.945cm" svg:y="27.019cm">
            <text:p text:style-name="P1"><text:span text:style-name="T1"/></text:p>
            <text:p text:style-name="P1"><text:span text:style-name="T1"/></text:p>
          </draw:rect>
          <draw:rect draw:style-name="gr1" draw:text-style-name="P2" draw:layer="layout" svg:width="0.496cm" svg:height="0.143cm" svg:x="4.945cm" svg:y="27.263cm">
            <text:p text:style-name="P1"><text:span text:style-name="T1"/></text:p>
            <text:p text:style-name="P1"><text:span text:style-name="T1"/></text:p>
          </draw:rect>
        </draw:g>
        <draw:g>
          <draw:rect draw:style-name="gr1" draw:text-style-name="P2" draw:layer="layout" svg:width="0.616cm" svg:height="0.644cm" svg:x="21.036cm" svg:y="26.945cm">
            <text:p text:style-name="P1"><text:span text:style-name="T1"/></text:p>
            <text:p text:style-name="P1"><text:span text:style-name="T1"/></text:p>
          </draw:rect>
          <draw:rect draw:style-name="gr1" draw:text-style-name="P2" draw:layer="layout" svg:width="0.496cm" svg:height="0.14cm" svg:x="20.787cm" svg:y="27.052cm">
            <text:p text:style-name="P1"><text:span text:style-name="T1"/></text:p>
            <text:p text:style-name="P1"><text:span text:style-name="T1"/></text:p>
          </draw:rect>
          <draw:rect draw:style-name="gr1" draw:text-style-name="P2" draw:layer="layout" svg:width="0.496cm" svg:height="0.143cm" svg:x="20.787cm" svg:y="27.296cm">
            <text:p text:style-name="P1"><text:span text:style-name="T1"/></text:p>
            <text:p text:style-name="P1"><text:span text:style-name="T1"/></text:p>
          </draw:rect>
        </draw:g>
        <draw:rect draw:style-name="gr1" draw:text-style-name="P2" draw:layer="layout" svg:width="3.179cm" svg:height="2.373cm" svg:x="17.92cm" svg:y="19.716cm">
          <text:p text:style-name="P1"><text:span text:style-name="T1">NameModel</text:span></text:p>
        </draw:rect>
        <draw:rect draw:style-name="gr1" draw:text-style-name="P2" draw:layer="layout" svg:width="3.179cm" svg:height="2.373cm" svg:x="17.921cm" svg:y="15.229cm">
          <text:p text:style-name="P1"><text:span text:style-name="T1">NameActions</text:span></text:p>
        </draw:rect>
        <draw:line draw:style-name="gr2" draw:text-style-name="P1" draw:layer="layout" svg:x1="17.921cm" svg:y1="15.967cm" svg:x2="15.478cm" svg:y2="17.905cm">
          <text:p/>
        </draw:line>
        <draw:line draw:style-name="gr2" draw:text-style-name="P1" draw:layer="layout" svg:x1="17.92cm" svg:y1="20.736cm" svg:x2="15.478cm" svg:y2="18.705cm">
          <text:p/>
        </draw:line>
        <draw:line draw:style-name="gr2" draw:text-style-name="P1" draw:layer="layout" svg:x1="19.659cm" svg:y1="17.602cm" svg:x2="19.69cm" svg:y2="19.716cm">
          <text:p/>
        </draw:line>
        <draw:line draw:style-name="gr4" draw:text-style-name="P1" draw:layer="layout" svg:x1="15.478cm" svg:y1="18.52cm" svg:x2="17.921cm" svg:y2="16.644cm">
          <text:p/>
        </draw:line>
        <draw:line draw:style-name="gr4" draw:text-style-name="P1" draw:layer="layout" svg:x1="15.478cm" svg:y1="19.32cm" svg:x2="17.92cm" svg:y2="21.351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282cm" fo:text-indent="0cm"/>
      <style:text-properties style:use-window-font-color="true" style:text-outline="false" style:text-line-through-style="none" fo:font-family="Arial" style:font-family-generic="roman" style:font-pitch="variable" fo:font-size="146.69999694824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821cm" fo:text-indent="0cm"/>
      <style:text-properties fo:font-size="128.30000305175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362cm" fo:text-indent="0cm"/>
      <style:text-properties fo:font-size="110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904cm" fo:text-indent="0cm"/>
      <style:text-properties fo:font-size="91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447cm" fo:text-indent="0cm"/>
      <style:text-properties fo:font-size="91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447cm" fo:text-indent="0cm"/>
      <style:text-properties fo:font-size="91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447cm" fo:text-indent="0cm"/>
      <style:text-properties fo:font-size="91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447cm" fo:text-indent="0cm"/>
      <style:text-properties fo:font-size="91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447cm" fo:text-indent="0cm"/>
      <style:text-properties fo:font-size="91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1.600006103516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7cm" fo:text-indent="0cm"/>
      <style:text-properties style:use-window-font-color="true" style:text-outline="false" style:text-line-through-style="none" fo:font-family="Arial" style:font-family-generic="roman" style:font-pitch="variable" fo:font-size="68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5.134cm" fo:margin-right="0cm" fo:margin-top="0cm" fo:margin-bottom="0.852cm" fo:text-indent="-1.709cm"/>
      <style:text-properties fo:font-size="60pt" style:font-size-asian="28pt" style:font-size-complex="28pt"/>
    </style:style>
    <style:style style:name="forest-outline3" style:family="presentation" style:parent-style-name="forest-outline2">
      <style:paragraph-properties fo:margin-left="7.689cm" fo:margin-right="0cm" fo:margin-top="0cm" fo:margin-bottom="0.638cm" fo:text-indent="-1.278cm"/>
      <style:text-properties fo:font-size="51.2999992370605pt" style:font-size-asian="24pt" style:font-size-complex="24pt"/>
    </style:style>
    <style:style style:name="forest-outline4" style:family="presentation" style:parent-style-name="forest-outline3">
      <style:paragraph-properties fo:margin-left="10.247cm" fo:margin-right="0cm" fo:margin-top="0cm" fo:margin-bottom="0.424cm" fo:text-indent="-1.276cm"/>
      <style:text-properties fo:font-size="42.7999992370606pt" style:font-size-asian="20pt" style:font-size-complex="20pt"/>
    </style:style>
    <style:style style:name="forest-outline5" style:family="presentation" style:parent-style-name="forest-outline4">
      <style:paragraph-properties fo:margin-left="12.811cm" fo:margin-right="0cm" fo:margin-top="0cm" fo:margin-bottom="0.209cm" fo:text-indent="-1.276cm"/>
      <style:text-properties fo:font-size="42.7999992370606pt" style:font-size-asian="20pt" style:font-size-complex="20pt"/>
    </style:style>
    <style:style style:name="forest-outline6" style:family="presentation" style:parent-style-name="forest-outline5">
      <style:paragraph-properties fo:margin-left="15.375cm" fo:margin-right="0cm" fo:margin-top="0cm" fo:margin-bottom="0.209cm" fo:text-indent="-1.276cm"/>
      <style:text-properties fo:font-size="42.7999992370606pt" style:font-size-asian="20pt" style:font-size-complex="20pt"/>
    </style:style>
    <style:style style:name="forest-outline7" style:family="presentation" style:parent-style-name="forest-outline6">
      <style:paragraph-properties fo:margin-left="17.937cm" fo:margin-right="0cm" fo:margin-top="0cm" fo:margin-bottom="0.209cm" fo:text-indent="-1.276cm"/>
      <style:text-properties fo:font-size="42.7999992370606pt" style:font-size-asian="20pt" style:font-size-complex="20pt"/>
    </style:style>
    <style:style style:name="forest-outline8" style:family="presentation" style:parent-style-name="forest-outline7">
      <style:paragraph-properties fo:margin-left="20.501cm" fo:margin-right="0cm" fo:margin-top="0cm" fo:margin-bottom="0.209cm" fo:text-indent="-1.276cm"/>
      <style:text-properties fo:font-size="42.7999992370606pt" style:font-size-asian="20pt" style:font-size-complex="20pt"/>
    </style:style>
    <style:style style:name="forest-outline9" style:family="presentation" style:parent-style-name="forest-outline8">
      <style:paragraph-properties fo:margin-left="23.065cm" fo:margin-right="0cm" fo:margin-top="0cm" fo:margin-bottom="0.209cm" fo:text-indent="-1.276cm"/>
      <style:text-properties fo:font-size="42.7999992370606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94.19999694824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7cm" fo:text-indent="0cm"/>
      <style:text-properties style:use-window-font-color="true" style:text-outline="false" style:text-line-through-style="none" fo:font-family="Arial" style:font-family-generic="roman" style:font-pitch="variable" fo:font-size="68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5.134cm" fo:margin-right="0cm" fo:margin-top="0cm" fo:margin-bottom="0.852cm" fo:text-indent="-1.709cm"/>
      <style:text-properties fo:font-size="60pt" style:font-size-asian="28pt" style:font-size-complex="28pt"/>
    </style:style>
    <style:style style:name="wine-outline3" style:family="presentation" style:parent-style-name="wine-outline2">
      <style:paragraph-properties fo:margin-left="7.689cm" fo:margin-right="0cm" fo:margin-top="0cm" fo:margin-bottom="0.638cm" fo:text-indent="-1.278cm"/>
      <style:text-properties fo:font-size="51.2999992370605pt" style:font-size-asian="24pt" style:font-size-complex="24pt"/>
    </style:style>
    <style:style style:name="wine-outline4" style:family="presentation" style:parent-style-name="wine-outline3">
      <style:paragraph-properties fo:margin-left="10.247cm" fo:margin-right="0cm" fo:margin-top="0cm" fo:margin-bottom="0.424cm" fo:text-indent="-1.276cm"/>
      <style:text-properties fo:font-size="42.7999992370606pt" style:font-size-asian="20pt" style:font-size-complex="20pt"/>
    </style:style>
    <style:style style:name="wine-outline5" style:family="presentation" style:parent-style-name="wine-outline4">
      <style:paragraph-properties fo:margin-left="12.811cm" fo:margin-right="0cm" fo:margin-top="0cm" fo:margin-bottom="0.209cm" fo:text-indent="-1.276cm"/>
      <style:text-properties fo:font-size="42.7999992370606pt" style:font-size-asian="20pt" style:font-size-complex="20pt"/>
    </style:style>
    <style:style style:name="wine-outline6" style:family="presentation" style:parent-style-name="wine-outline5">
      <style:paragraph-properties fo:margin-left="15.375cm" fo:margin-right="0cm" fo:margin-top="0cm" fo:margin-bottom="0.209cm" fo:text-indent="-1.276cm"/>
      <style:text-properties fo:font-size="42.7999992370606pt" style:font-size-asian="20pt" style:font-size-complex="20pt"/>
    </style:style>
    <style:style style:name="wine-outline7" style:family="presentation" style:parent-style-name="wine-outline6">
      <style:paragraph-properties fo:margin-left="17.937cm" fo:margin-right="0cm" fo:margin-top="0cm" fo:margin-bottom="0.209cm" fo:text-indent="-1.276cm"/>
      <style:text-properties fo:font-size="42.7999992370606pt" style:font-size-asian="20pt" style:font-size-complex="20pt"/>
    </style:style>
    <style:style style:name="wine-outline8" style:family="presentation" style:parent-style-name="wine-outline7">
      <style:paragraph-properties fo:margin-left="20.501cm" fo:margin-right="0cm" fo:margin-top="0cm" fo:margin-bottom="0.209cm" fo:text-indent="-1.276cm"/>
      <style:text-properties fo:font-size="42.7999992370606pt" style:font-size-asian="20pt" style:font-size-complex="20pt"/>
    </style:style>
    <style:style style:name="wine-outline9" style:family="presentation" style:parent-style-name="wine-outline8">
      <style:paragraph-properties fo:margin-left="23.065cm" fo:margin-right="0cm" fo:margin-top="0cm" fo:margin-bottom="0.209cm" fo:text-indent="-1.276cm"/>
      <style:text-properties fo:font-size="42.7999992370606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94.19999694824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7cm" fo:text-indent="0cm"/>
      <style:text-properties fo:color="#ffffff" style:text-outline="false" style:text-line-through-style="none" fo:font-family="Thorndale" style:font-style-name="Regular" style:font-family-generic="roman" style:font-pitch="variable" fo:font-size="68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5.134cm" fo:margin-right="0cm" fo:margin-top="0cm" fo:margin-bottom="0.852cm" fo:text-indent="-1.709cm"/>
      <style:text-properties fo:font-size="60pt" style:font-size-asian="28pt" style:font-size-complex="28pt"/>
    </style:style>
    <style:style style:name="lyt-brown-outline3" style:family="presentation" style:parent-style-name="lyt-brown-outline2">
      <style:paragraph-properties fo:margin-left="7.689cm" fo:margin-right="0cm" fo:margin-top="0cm" fo:margin-bottom="0.638cm" fo:text-indent="-1.278cm"/>
      <style:text-properties fo:font-size="51.2999992370605pt" style:font-size-asian="24pt" style:font-size-complex="24pt"/>
    </style:style>
    <style:style style:name="lyt-brown-outline4" style:family="presentation" style:parent-style-name="lyt-brown-outline3">
      <style:paragraph-properties fo:margin-left="10.247cm" fo:margin-right="0cm" fo:margin-top="0cm" fo:margin-bottom="0.424cm" fo:text-indent="-1.276cm"/>
      <style:text-properties fo:font-size="42.7999992370606pt" style:font-size-asian="20pt" style:font-size-complex="20pt"/>
    </style:style>
    <style:style style:name="lyt-brown-outline5" style:family="presentation" style:parent-style-name="lyt-brown-outline4">
      <style:paragraph-properties fo:margin-left="12.811cm" fo:margin-right="0cm" fo:margin-top="0cm" fo:margin-bottom="0.209cm" fo:text-indent="-1.276cm"/>
      <style:text-properties fo:font-size="42.7999992370606pt" style:font-size-asian="20pt" style:font-size-complex="20pt"/>
    </style:style>
    <style:style style:name="lyt-brown-outline6" style:family="presentation" style:parent-style-name="lyt-brown-outline5">
      <style:paragraph-properties fo:margin-left="15.375cm" fo:margin-right="0cm" fo:margin-top="0cm" fo:margin-bottom="0.209cm" fo:text-indent="-1.276cm"/>
      <style:text-properties fo:font-size="42.7999992370606pt" style:font-size-asian="20pt" style:font-size-complex="20pt"/>
    </style:style>
    <style:style style:name="lyt-brown-outline7" style:family="presentation" style:parent-style-name="lyt-brown-outline6">
      <style:paragraph-properties fo:margin-left="17.937cm" fo:margin-right="0cm" fo:margin-top="0cm" fo:margin-bottom="0.209cm" fo:text-indent="-1.276cm"/>
      <style:text-properties fo:font-size="42.7999992370606pt" style:font-size-asian="20pt" style:font-size-complex="20pt"/>
    </style:style>
    <style:style style:name="lyt-brown-outline8" style:family="presentation" style:parent-style-name="lyt-brown-outline7">
      <style:paragraph-properties fo:margin-left="20.501cm" fo:margin-right="0cm" fo:margin-top="0cm" fo:margin-bottom="0.209cm" fo:text-indent="-1.276cm"/>
      <style:text-properties fo:font-size="42.7999992370606pt" style:font-size-asian="20pt" style:font-size-complex="20pt"/>
    </style:style>
    <style:style style:name="lyt-brown-outline9" style:family="presentation" style:parent-style-name="lyt-brown-outline8">
      <style:paragraph-properties fo:margin-left="23.065cm" fo:margin-right="0cm" fo:margin-top="0cm" fo:margin-bottom="0.209cm" fo:text-indent="-1.276cm"/>
      <style:text-properties fo:font-size="42.7999992370606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94.1999969482422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7cm" fo:text-indent="0cm"/>
      <style:text-properties fo:color="#ffffff" style:text-outline="false" style:text-line-through-style="none" fo:font-family="Albany" style:font-family-generic="roman" style:font-pitch="variable" fo:font-size="68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5.134cm" fo:margin-right="0cm" fo:margin-top="0cm" fo:margin-bottom="0.852cm" fo:text-indent="-1.709cm"/>
      <style:text-properties fo:font-size="60pt" style:font-size-asian="28pt" style:font-size-complex="28pt"/>
    </style:style>
    <style:style style:name="lyt-frepa-outline3" style:family="presentation" style:parent-style-name="lyt-frepa-outline2">
      <style:paragraph-properties fo:margin-left="7.689cm" fo:margin-right="0cm" fo:margin-top="0cm" fo:margin-bottom="0.638cm" fo:text-indent="-1.278cm"/>
      <style:text-properties fo:font-size="51.2999992370605pt" style:font-size-asian="24pt" style:font-size-complex="24pt"/>
    </style:style>
    <style:style style:name="lyt-frepa-outline4" style:family="presentation" style:parent-style-name="lyt-frepa-outline3">
      <style:paragraph-properties fo:margin-left="10.247cm" fo:margin-right="0cm" fo:margin-top="0cm" fo:margin-bottom="0.424cm" fo:text-indent="-1.276cm"/>
      <style:text-properties fo:font-size="42.7999992370606pt" style:font-size-asian="20pt" style:font-size-complex="20pt"/>
    </style:style>
    <style:style style:name="lyt-frepa-outline5" style:family="presentation" style:parent-style-name="lyt-frepa-outline4">
      <style:paragraph-properties fo:margin-left="12.811cm" fo:margin-right="0cm" fo:margin-top="0cm" fo:margin-bottom="0.209cm" fo:text-indent="-1.276cm"/>
      <style:text-properties fo:font-size="42.7999992370606pt" style:font-size-asian="20pt" style:font-size-complex="20pt"/>
    </style:style>
    <style:style style:name="lyt-frepa-outline6" style:family="presentation" style:parent-style-name="lyt-frepa-outline5">
      <style:paragraph-properties fo:margin-left="15.375cm" fo:margin-right="0cm" fo:margin-top="0cm" fo:margin-bottom="0.209cm" fo:text-indent="-1.276cm"/>
      <style:text-properties fo:font-size="42.7999992370606pt" style:font-size-asian="20pt" style:font-size-complex="20pt"/>
    </style:style>
    <style:style style:name="lyt-frepa-outline7" style:family="presentation" style:parent-style-name="lyt-frepa-outline6">
      <style:paragraph-properties fo:margin-left="17.937cm" fo:margin-right="0cm" fo:margin-top="0cm" fo:margin-bottom="0.209cm" fo:text-indent="-1.276cm"/>
      <style:text-properties fo:font-size="42.7999992370606pt" style:font-size-asian="20pt" style:font-size-complex="20pt"/>
    </style:style>
    <style:style style:name="lyt-frepa-outline8" style:family="presentation" style:parent-style-name="lyt-frepa-outline7">
      <style:paragraph-properties fo:margin-left="20.501cm" fo:margin-right="0cm" fo:margin-top="0cm" fo:margin-bottom="0.209cm" fo:text-indent="-1.276cm"/>
      <style:text-properties fo:font-size="42.7999992370606pt" style:font-size-asian="20pt" style:font-size-complex="20pt"/>
    </style:style>
    <style:style style:name="lyt-frepa-outline9" style:family="presentation" style:parent-style-name="lyt-frepa-outline8">
      <style:paragraph-properties fo:margin-left="23.065cm" fo:margin-right="0cm" fo:margin-top="0cm" fo:margin-bottom="0.209cm" fo:text-indent="-1.276cm"/>
      <style:text-properties fo:font-size="42.7999992370606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94.1999969482422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7cm" fo:text-indent="0cm"/>
      <style:text-properties fo:color="#006b6b" style:text-outline="false" style:text-line-through-style="none" fo:font-family="Albany" style:font-family-generic="roman" style:font-pitch="variable" fo:font-size="68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5.134cm" fo:margin-right="0cm" fo:margin-top="0cm" fo:margin-bottom="0.852cm" fo:text-indent="-1.709cm"/>
      <style:text-properties fo:font-size="60pt" style:font-size-asian="28pt" style:font-size-complex="28pt"/>
    </style:style>
    <style:style style:name="lyt-tunnel-outline3" style:family="presentation" style:parent-style-name="lyt-tunnel-outline2">
      <style:paragraph-properties fo:margin-left="7.689cm" fo:margin-right="0cm" fo:margin-top="0cm" fo:margin-bottom="0.638cm" fo:text-indent="-1.278cm"/>
      <style:text-properties fo:font-size="51.2999992370605pt" style:font-size-asian="24pt" style:font-size-complex="24pt"/>
    </style:style>
    <style:style style:name="lyt-tunnel-outline4" style:family="presentation" style:parent-style-name="lyt-tunnel-outline3">
      <style:paragraph-properties fo:margin-left="10.247cm" fo:margin-right="0cm" fo:margin-top="0cm" fo:margin-bottom="0.424cm" fo:text-indent="-1.276cm"/>
      <style:text-properties fo:font-size="42.7999992370606pt" style:font-size-asian="20pt" style:font-size-complex="20pt"/>
    </style:style>
    <style:style style:name="lyt-tunnel-outline5" style:family="presentation" style:parent-style-name="lyt-tunnel-outline4">
      <style:paragraph-properties fo:margin-left="12.811cm" fo:margin-right="0cm" fo:margin-top="0cm" fo:margin-bottom="0.209cm" fo:text-indent="-1.276cm"/>
      <style:text-properties fo:font-size="42.7999992370606pt" style:font-size-asian="20pt" style:font-size-complex="20pt"/>
    </style:style>
    <style:style style:name="lyt-tunnel-outline6" style:family="presentation" style:parent-style-name="lyt-tunnel-outline5">
      <style:paragraph-properties fo:margin-left="15.375cm" fo:margin-right="0cm" fo:margin-top="0cm" fo:margin-bottom="0.209cm" fo:text-indent="-1.276cm"/>
      <style:text-properties fo:font-size="42.7999992370606pt" style:font-size-asian="20pt" style:font-size-complex="20pt"/>
    </style:style>
    <style:style style:name="lyt-tunnel-outline7" style:family="presentation" style:parent-style-name="lyt-tunnel-outline6">
      <style:paragraph-properties fo:margin-left="17.937cm" fo:margin-right="0cm" fo:margin-top="0cm" fo:margin-bottom="0.209cm" fo:text-indent="-1.276cm"/>
      <style:text-properties fo:font-size="42.7999992370606pt" style:font-size-asian="20pt" style:font-size-complex="20pt"/>
    </style:style>
    <style:style style:name="lyt-tunnel-outline8" style:family="presentation" style:parent-style-name="lyt-tunnel-outline7">
      <style:paragraph-properties fo:margin-left="20.501cm" fo:margin-right="0cm" fo:margin-top="0cm" fo:margin-bottom="0.209cm" fo:text-indent="-1.276cm"/>
      <style:text-properties fo:font-size="42.7999992370606pt" style:font-size-asian="20pt" style:font-size-complex="20pt"/>
    </style:style>
    <style:style style:name="lyt-tunnel-outline9" style:family="presentation" style:parent-style-name="lyt-tunnel-outline8">
      <style:paragraph-properties fo:margin-left="23.065cm" fo:margin-right="0cm" fo:margin-top="0cm" fo:margin-bottom="0.209cm" fo:text-indent="-1.276cm"/>
      <style:text-properties fo:font-size="42.7999992370606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94.1999969482422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7cm" fo:text-indent="0cm"/>
      <style:text-properties style:use-window-font-color="true" style:text-outline="false" style:text-line-through-style="none" fo:font-family="Arial" style:font-family-generic="roman" style:font-pitch="variable" fo:font-size="68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5.134cm" fo:margin-right="0cm" fo:margin-top="0cm" fo:margin-bottom="0.852cm" fo:text-indent="-1.709cm"/>
      <style:text-properties fo:font-size="60pt" style:font-size-asian="28pt" style:font-size-complex="28pt"/>
    </style:style>
    <style:style style:name="water-outline3" style:family="presentation" style:parent-style-name="water-outline2">
      <style:paragraph-properties fo:margin-left="7.689cm" fo:margin-right="0cm" fo:margin-top="0cm" fo:margin-bottom="0.638cm" fo:text-indent="-1.278cm"/>
      <style:text-properties fo:font-size="51.2999992370605pt" style:font-size-asian="24pt" style:font-size-complex="24pt"/>
    </style:style>
    <style:style style:name="water-outline4" style:family="presentation" style:parent-style-name="water-outline3">
      <style:paragraph-properties fo:margin-left="10.247cm" fo:margin-right="0cm" fo:margin-top="0cm" fo:margin-bottom="0.424cm" fo:text-indent="-1.276cm"/>
      <style:text-properties fo:font-size="42.7999992370606pt" style:font-size-asian="20pt" style:font-size-complex="20pt"/>
    </style:style>
    <style:style style:name="water-outline5" style:family="presentation" style:parent-style-name="water-outline4">
      <style:paragraph-properties fo:margin-left="12.811cm" fo:margin-right="0cm" fo:margin-top="0cm" fo:margin-bottom="0.209cm" fo:text-indent="-1.276cm"/>
      <style:text-properties fo:font-size="42.7999992370606pt" style:font-size-asian="20pt" style:font-size-complex="20pt"/>
    </style:style>
    <style:style style:name="water-outline6" style:family="presentation" style:parent-style-name="water-outline5">
      <style:paragraph-properties fo:margin-left="15.375cm" fo:margin-right="0cm" fo:margin-top="0cm" fo:margin-bottom="0.209cm" fo:text-indent="-1.276cm"/>
      <style:text-properties fo:font-size="42.7999992370606pt" style:font-size-asian="20pt" style:font-size-complex="20pt"/>
    </style:style>
    <style:style style:name="water-outline7" style:family="presentation" style:parent-style-name="water-outline6">
      <style:paragraph-properties fo:margin-left="17.937cm" fo:margin-right="0cm" fo:margin-top="0cm" fo:margin-bottom="0.209cm" fo:text-indent="-1.276cm"/>
      <style:text-properties fo:font-size="42.7999992370606pt" style:font-size-asian="20pt" style:font-size-complex="20pt"/>
    </style:style>
    <style:style style:name="water-outline8" style:family="presentation" style:parent-style-name="water-outline7">
      <style:paragraph-properties fo:margin-left="20.501cm" fo:margin-right="0cm" fo:margin-top="0cm" fo:margin-bottom="0.209cm" fo:text-indent="-1.276cm"/>
      <style:text-properties fo:font-size="42.7999992370606pt" style:font-size-asian="20pt" style:font-size-complex="20pt"/>
    </style:style>
    <style:style style:name="water-outline9" style:family="presentation" style:parent-style-name="water-outline8">
      <style:paragraph-properties fo:margin-left="23.065cm" fo:margin-right="0cm" fo:margin-top="0cm" fo:margin-bottom="0.209cm" fo:text-indent="-1.276cm"/>
      <style:text-properties fo:font-size="42.7999992370606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94.19999694824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7cm" fo:text-indent="0cm"/>
      <style:text-properties fo:color="#ffffff" style:text-outline="false" style:text-line-through-style="none" fo:font-family="Thorndale" style:font-style-name="Regular" style:font-family-generic="roman" style:font-pitch="variable" fo:font-size="68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5.134cm" fo:margin-right="0cm" fo:margin-top="0cm" fo:margin-bottom="0.852cm" fo:text-indent="-1.709cm"/>
      <style:text-properties fo:font-size="60pt" style:font-size-asian="28pt" style:font-size-complex="28pt"/>
    </style:style>
    <style:style style:name="lyt-book-outline3" style:family="presentation" style:parent-style-name="lyt-book-outline2">
      <style:paragraph-properties fo:margin-left="7.689cm" fo:margin-right="0cm" fo:margin-top="0cm" fo:margin-bottom="0.638cm" fo:text-indent="-1.278cm"/>
      <style:text-properties fo:font-size="51.2999992370605pt" style:font-size-asian="24pt" style:font-size-complex="24pt"/>
    </style:style>
    <style:style style:name="lyt-book-outline4" style:family="presentation" style:parent-style-name="lyt-book-outline3">
      <style:paragraph-properties fo:margin-left="10.247cm" fo:margin-right="0cm" fo:margin-top="0cm" fo:margin-bottom="0.424cm" fo:text-indent="-1.276cm"/>
      <style:text-properties fo:font-size="42.7999992370606pt" style:font-size-asian="20pt" style:font-size-complex="20pt"/>
    </style:style>
    <style:style style:name="lyt-book-outline5" style:family="presentation" style:parent-style-name="lyt-book-outline4">
      <style:paragraph-properties fo:margin-left="12.811cm" fo:margin-right="0cm" fo:margin-top="0cm" fo:margin-bottom="0.209cm" fo:text-indent="-1.276cm"/>
      <style:text-properties fo:font-size="42.7999992370606pt" style:font-size-asian="20pt" style:font-size-complex="20pt"/>
    </style:style>
    <style:style style:name="lyt-book-outline6" style:family="presentation" style:parent-style-name="lyt-book-outline5">
      <style:paragraph-properties fo:margin-left="15.375cm" fo:margin-right="0cm" fo:margin-top="0cm" fo:margin-bottom="0.209cm" fo:text-indent="-1.276cm"/>
      <style:text-properties fo:font-size="42.7999992370606pt" style:font-size-asian="20pt" style:font-size-complex="20pt"/>
    </style:style>
    <style:style style:name="lyt-book-outline7" style:family="presentation" style:parent-style-name="lyt-book-outline6">
      <style:paragraph-properties fo:margin-left="17.937cm" fo:margin-right="0cm" fo:margin-top="0cm" fo:margin-bottom="0.209cm" fo:text-indent="-1.276cm"/>
      <style:text-properties fo:font-size="42.7999992370606pt" style:font-size-asian="20pt" style:font-size-complex="20pt"/>
    </style:style>
    <style:style style:name="lyt-book-outline8" style:family="presentation" style:parent-style-name="lyt-book-outline7">
      <style:paragraph-properties fo:margin-left="20.501cm" fo:margin-right="0cm" fo:margin-top="0cm" fo:margin-bottom="0.209cm" fo:text-indent="-1.276cm"/>
      <style:text-properties fo:font-size="42.7999992370606pt" style:font-size-asian="20pt" style:font-size-complex="20pt"/>
    </style:style>
    <style:style style:name="lyt-book-outline9" style:family="presentation" style:parent-style-name="lyt-book-outline8">
      <style:paragraph-properties fo:margin-left="23.065cm" fo:margin-right="0cm" fo:margin-top="0cm" fo:margin-bottom="0.209cm" fo:text-indent="-1.276cm"/>
      <style:text-properties fo:font-size="42.7999992370606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94.1999969482422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7cm" fo:text-indent="0cm"/>
      <style:text-properties style:use-window-font-color="true" style:text-outline="false" style:text-line-through-style="none" fo:font-family="Arial" style:font-family-generic="roman" style:font-pitch="variable" fo:font-size="68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5.134cm" fo:margin-right="0cm" fo:margin-top="0cm" fo:margin-bottom="0.852cm" fo:text-indent="-1.709cm"/>
      <style:text-properties fo:font-size="60pt" style:font-size-asian="28pt" style:font-size-complex="28pt"/>
    </style:style>
    <style:style style:name="keyboard-outline3" style:family="presentation" style:parent-style-name="keyboard-outline2">
      <style:paragraph-properties fo:margin-left="7.689cm" fo:margin-right="0cm" fo:margin-top="0cm" fo:margin-bottom="0.638cm" fo:text-indent="-1.278cm"/>
      <style:text-properties fo:font-size="51.2999992370605pt" style:font-size-asian="24pt" style:font-size-complex="24pt"/>
    </style:style>
    <style:style style:name="keyboard-outline4" style:family="presentation" style:parent-style-name="keyboard-outline3">
      <style:paragraph-properties fo:margin-left="10.247cm" fo:margin-right="0cm" fo:margin-top="0cm" fo:margin-bottom="0.424cm" fo:text-indent="-1.276cm"/>
      <style:text-properties fo:font-size="42.7999992370606pt" style:font-size-asian="20pt" style:font-size-complex="20pt"/>
    </style:style>
    <style:style style:name="keyboard-outline5" style:family="presentation" style:parent-style-name="keyboard-outline4">
      <style:paragraph-properties fo:margin-left="12.811cm" fo:margin-right="0cm" fo:margin-top="0cm" fo:margin-bottom="0.209cm" fo:text-indent="-1.276cm"/>
      <style:text-properties fo:font-size="42.7999992370606pt" style:font-size-asian="20pt" style:font-size-complex="20pt"/>
    </style:style>
    <style:style style:name="keyboard-outline6" style:family="presentation" style:parent-style-name="keyboard-outline5">
      <style:paragraph-properties fo:margin-left="15.375cm" fo:margin-right="0cm" fo:margin-top="0cm" fo:margin-bottom="0.209cm" fo:text-indent="-1.276cm"/>
      <style:text-properties fo:font-size="42.7999992370606pt" style:font-size-asian="20pt" style:font-size-complex="20pt"/>
    </style:style>
    <style:style style:name="keyboard-outline7" style:family="presentation" style:parent-style-name="keyboard-outline6">
      <style:paragraph-properties fo:margin-left="17.937cm" fo:margin-right="0cm" fo:margin-top="0cm" fo:margin-bottom="0.209cm" fo:text-indent="-1.276cm"/>
      <style:text-properties fo:font-size="42.7999992370606pt" style:font-size-asian="20pt" style:font-size-complex="20pt"/>
    </style:style>
    <style:style style:name="keyboard-outline8" style:family="presentation" style:parent-style-name="keyboard-outline7">
      <style:paragraph-properties fo:margin-left="20.501cm" fo:margin-right="0cm" fo:margin-top="0cm" fo:margin-bottom="0.209cm" fo:text-indent="-1.276cm"/>
      <style:text-properties fo:font-size="42.7999992370606pt" style:font-size-asian="20pt" style:font-size-complex="20pt"/>
    </style:style>
    <style:style style:name="keyboard-outline9" style:family="presentation" style:parent-style-name="keyboard-outline8">
      <style:paragraph-properties fo:margin-left="23.065cm" fo:margin-right="0cm" fo:margin-top="0cm" fo:margin-bottom="0.209cm" fo:text-indent="-1.276cm"/>
      <style:text-properties fo:font-size="42.7999992370606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94.19999694824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7cm" fo:text-indent="0cm"/>
      <style:text-properties style:use-window-font-color="true" style:text-outline="false" style:text-line-through-style="none" fo:font-family="Arial" style:font-family-generic="roman" style:font-pitch="variable" fo:font-size="68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5.134cm" fo:margin-right="0cm" fo:margin-top="0cm" fo:margin-bottom="0.852cm" fo:text-indent="-1.709cm"/>
      <style:text-properties fo:font-size="60pt" style:font-size-asian="28pt" style:font-size-complex="28pt"/>
    </style:style>
    <style:style style:name="glacier-outline3" style:family="presentation" style:parent-style-name="glacier-outline2">
      <style:paragraph-properties fo:margin-left="7.689cm" fo:margin-right="0cm" fo:margin-top="0cm" fo:margin-bottom="0.638cm" fo:text-indent="-1.278cm"/>
      <style:text-properties fo:font-size="51.2999992370605pt" style:font-size-asian="24pt" style:font-size-complex="24pt"/>
    </style:style>
    <style:style style:name="glacier-outline4" style:family="presentation" style:parent-style-name="glacier-outline3">
      <style:paragraph-properties fo:margin-left="10.247cm" fo:margin-right="0cm" fo:margin-top="0cm" fo:margin-bottom="0.424cm" fo:text-indent="-1.276cm"/>
      <style:text-properties fo:font-size="42.7999992370606pt" style:font-size-asian="20pt" style:font-size-complex="20pt"/>
    </style:style>
    <style:style style:name="glacier-outline5" style:family="presentation" style:parent-style-name="glacier-outline4">
      <style:paragraph-properties fo:margin-left="12.811cm" fo:margin-right="0cm" fo:margin-top="0cm" fo:margin-bottom="0.209cm" fo:text-indent="-1.276cm"/>
      <style:text-properties fo:font-size="42.7999992370606pt" style:font-size-asian="20pt" style:font-size-complex="20pt"/>
    </style:style>
    <style:style style:name="glacier-outline6" style:family="presentation" style:parent-style-name="glacier-outline5">
      <style:paragraph-properties fo:margin-left="15.375cm" fo:margin-right="0cm" fo:margin-top="0cm" fo:margin-bottom="0.209cm" fo:text-indent="-1.276cm"/>
      <style:text-properties fo:font-size="42.7999992370606pt" style:font-size-asian="20pt" style:font-size-complex="20pt"/>
    </style:style>
    <style:style style:name="glacier-outline7" style:family="presentation" style:parent-style-name="glacier-outline6">
      <style:paragraph-properties fo:margin-left="17.937cm" fo:margin-right="0cm" fo:margin-top="0cm" fo:margin-bottom="0.209cm" fo:text-indent="-1.276cm"/>
      <style:text-properties fo:font-size="42.7999992370606pt" style:font-size-asian="20pt" style:font-size-complex="20pt"/>
    </style:style>
    <style:style style:name="glacier-outline8" style:family="presentation" style:parent-style-name="glacier-outline7">
      <style:paragraph-properties fo:margin-left="20.501cm" fo:margin-right="0cm" fo:margin-top="0cm" fo:margin-bottom="0.209cm" fo:text-indent="-1.276cm"/>
      <style:text-properties fo:font-size="42.7999992370606pt" style:font-size-asian="20pt" style:font-size-complex="20pt"/>
    </style:style>
    <style:style style:name="glacier-outline9" style:family="presentation" style:parent-style-name="glacier-outline8">
      <style:paragraph-properties fo:margin-left="23.065cm" fo:margin-right="0cm" fo:margin-top="0cm" fo:margin-bottom="0.209cm" fo:text-indent="-1.276cm"/>
      <style:text-properties fo:font-size="42.7999992370606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94.19999694824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7cm" fo:text-indent="0cm"/>
      <style:text-properties style:use-window-font-color="true" style:text-outline="false" style:text-line-through-style="none" fo:font-family="Albany" style:font-family-generic="roman" style:font-pitch="variable" fo:font-size="68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5.134cm" fo:margin-right="0cm" fo:margin-top="0cm" fo:margin-bottom="0.852cm" fo:text-indent="-1.709cm"/>
      <style:text-properties fo:font-size="60pt" style:font-size-asian="28pt" style:font-size-complex="28pt"/>
    </style:style>
    <style:style style:name="lyt-rededges-outline3" style:family="presentation" style:parent-style-name="lyt-rededges-outline2">
      <style:paragraph-properties fo:margin-left="7.689cm" fo:margin-right="0cm" fo:margin-top="0cm" fo:margin-bottom="0.638cm" fo:text-indent="-1.278cm"/>
      <style:text-properties fo:font-size="51.2999992370605pt" style:font-size-asian="24pt" style:font-size-complex="24pt"/>
    </style:style>
    <style:style style:name="lyt-rededges-outline4" style:family="presentation" style:parent-style-name="lyt-rededges-outline3">
      <style:paragraph-properties fo:margin-left="10.247cm" fo:margin-right="0cm" fo:margin-top="0cm" fo:margin-bottom="0.424cm" fo:text-indent="-1.276cm"/>
      <style:text-properties fo:font-size="42.7999992370606pt" style:font-size-asian="20pt" style:font-size-complex="20pt"/>
    </style:style>
    <style:style style:name="lyt-rededges-outline5" style:family="presentation" style:parent-style-name="lyt-rededges-outline4">
      <style:paragraph-properties fo:margin-left="12.811cm" fo:margin-right="0cm" fo:margin-top="0cm" fo:margin-bottom="0.209cm" fo:text-indent="-1.276cm"/>
      <style:text-properties fo:font-size="42.7999992370606pt" style:font-size-asian="20pt" style:font-size-complex="20pt"/>
    </style:style>
    <style:style style:name="lyt-rededges-outline6" style:family="presentation" style:parent-style-name="lyt-rededges-outline5">
      <style:paragraph-properties fo:margin-left="15.375cm" fo:margin-right="0cm" fo:margin-top="0cm" fo:margin-bottom="0.209cm" fo:text-indent="-1.276cm"/>
      <style:text-properties fo:font-size="42.7999992370606pt" style:font-size-asian="20pt" style:font-size-complex="20pt"/>
    </style:style>
    <style:style style:name="lyt-rededges-outline7" style:family="presentation" style:parent-style-name="lyt-rededges-outline6">
      <style:paragraph-properties fo:margin-left="17.937cm" fo:margin-right="0cm" fo:margin-top="0cm" fo:margin-bottom="0.209cm" fo:text-indent="-1.276cm"/>
      <style:text-properties fo:font-size="42.7999992370606pt" style:font-size-asian="20pt" style:font-size-complex="20pt"/>
    </style:style>
    <style:style style:name="lyt-rededges-outline8" style:family="presentation" style:parent-style-name="lyt-rededges-outline7">
      <style:paragraph-properties fo:margin-left="20.501cm" fo:margin-right="0cm" fo:margin-top="0cm" fo:margin-bottom="0.209cm" fo:text-indent="-1.276cm"/>
      <style:text-properties fo:font-size="42.7999992370606pt" style:font-size-asian="20pt" style:font-size-complex="20pt"/>
    </style:style>
    <style:style style:name="lyt-rededges-outline9" style:family="presentation" style:parent-style-name="lyt-rededges-outline8">
      <style:paragraph-properties fo:margin-left="23.065cm" fo:margin-right="0cm" fo:margin-top="0cm" fo:margin-bottom="0.209cm" fo:text-indent="-1.276cm"/>
      <style:text-properties fo:font-size="42.7999992370606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94.1999969482422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7cm" fo:text-indent="0cm"/>
      <style:text-properties style:use-window-font-color="true" style:text-outline="false" style:text-line-through-style="none" fo:font-family="Albany" style:font-family-generic="roman" style:font-pitch="variable" fo:font-size="68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5.134cm" fo:margin-right="0cm" fo:margin-top="0cm" fo:margin-bottom="0.852cm" fo:text-indent="-1.709cm"/>
      <style:text-properties fo:font-size="60pt" style:font-size-asian="28pt" style:font-size-complex="28pt"/>
    </style:style>
    <style:style style:name="lyt-organic-outline3" style:family="presentation" style:parent-style-name="lyt-organic-outline2">
      <style:paragraph-properties fo:margin-left="7.689cm" fo:margin-right="0cm" fo:margin-top="0cm" fo:margin-bottom="0.638cm" fo:text-indent="-1.278cm"/>
      <style:text-properties fo:font-size="51.2999992370605pt" style:font-size-asian="24pt" style:font-size-complex="24pt"/>
    </style:style>
    <style:style style:name="lyt-organic-outline4" style:family="presentation" style:parent-style-name="lyt-organic-outline3">
      <style:paragraph-properties fo:margin-left="10.247cm" fo:margin-right="0cm" fo:margin-top="0cm" fo:margin-bottom="0.424cm" fo:text-indent="-1.276cm"/>
      <style:text-properties fo:font-size="42.7999992370606pt" style:font-size-asian="20pt" style:font-size-complex="20pt"/>
    </style:style>
    <style:style style:name="lyt-organic-outline5" style:family="presentation" style:parent-style-name="lyt-organic-outline4">
      <style:paragraph-properties fo:margin-left="12.811cm" fo:margin-right="0cm" fo:margin-top="0cm" fo:margin-bottom="0.209cm" fo:text-indent="-1.276cm"/>
      <style:text-properties fo:font-size="42.7999992370606pt" style:font-size-asian="20pt" style:font-size-complex="20pt"/>
    </style:style>
    <style:style style:name="lyt-organic-outline6" style:family="presentation" style:parent-style-name="lyt-organic-outline5">
      <style:paragraph-properties fo:margin-left="15.375cm" fo:margin-right="0cm" fo:margin-top="0cm" fo:margin-bottom="0.209cm" fo:text-indent="-1.276cm"/>
      <style:text-properties fo:font-size="42.7999992370606pt" style:font-size-asian="20pt" style:font-size-complex="20pt"/>
    </style:style>
    <style:style style:name="lyt-organic-outline7" style:family="presentation" style:parent-style-name="lyt-organic-outline6">
      <style:paragraph-properties fo:margin-left="17.937cm" fo:margin-right="0cm" fo:margin-top="0cm" fo:margin-bottom="0.209cm" fo:text-indent="-1.276cm"/>
      <style:text-properties fo:font-size="42.7999992370606pt" style:font-size-asian="20pt" style:font-size-complex="20pt"/>
    </style:style>
    <style:style style:name="lyt-organic-outline8" style:family="presentation" style:parent-style-name="lyt-organic-outline7">
      <style:paragraph-properties fo:margin-left="20.501cm" fo:margin-right="0cm" fo:margin-top="0cm" fo:margin-bottom="0.209cm" fo:text-indent="-1.276cm"/>
      <style:text-properties fo:font-size="42.7999992370606pt" style:font-size-asian="20pt" style:font-size-complex="20pt"/>
    </style:style>
    <style:style style:name="lyt-organic-outline9" style:family="presentation" style:parent-style-name="lyt-organic-outline8">
      <style:paragraph-properties fo:margin-left="23.065cm" fo:margin-right="0cm" fo:margin-top="0cm" fo:margin-bottom="0.209cm" fo:text-indent="-1.276cm"/>
      <style:text-properties fo:font-size="42.7999992370606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94.1999969482422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7cm" fo:text-indent="0cm"/>
      <style:text-properties fo:color="#000080" style:text-outline="false" style:text-line-through-style="none" fo:font-family="Albany" style:font-family-generic="roman" style:font-pitch="variable" fo:font-size="68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5.134cm" fo:margin-right="0cm" fo:margin-top="0cm" fo:margin-bottom="0.852cm" fo:text-indent="-1.709cm"/>
      <style:text-properties fo:font-size="60pt" style:font-size-asian="28pt" style:font-size-complex="28pt"/>
    </style:style>
    <style:style style:name="lyt-aqua-outline3" style:family="presentation" style:parent-style-name="lyt-aqua-outline2">
      <style:paragraph-properties fo:margin-left="7.689cm" fo:margin-right="0cm" fo:margin-top="0cm" fo:margin-bottom="0.638cm" fo:text-indent="-1.278cm"/>
      <style:text-properties fo:font-size="51.2999992370605pt" style:font-size-asian="24pt" style:font-size-complex="24pt"/>
    </style:style>
    <style:style style:name="lyt-aqua-outline4" style:family="presentation" style:parent-style-name="lyt-aqua-outline3">
      <style:paragraph-properties fo:margin-left="10.247cm" fo:margin-right="0cm" fo:margin-top="0cm" fo:margin-bottom="0.424cm" fo:text-indent="-1.276cm"/>
      <style:text-properties fo:font-size="42.7999992370606pt" style:font-size-asian="20pt" style:font-size-complex="20pt"/>
    </style:style>
    <style:style style:name="lyt-aqua-outline5" style:family="presentation" style:parent-style-name="lyt-aqua-outline4">
      <style:paragraph-properties fo:margin-left="12.811cm" fo:margin-right="0cm" fo:margin-top="0cm" fo:margin-bottom="0.209cm" fo:text-indent="-1.276cm"/>
      <style:text-properties fo:font-size="42.7999992370606pt" style:font-size-asian="20pt" style:font-size-complex="20pt"/>
    </style:style>
    <style:style style:name="lyt-aqua-outline6" style:family="presentation" style:parent-style-name="lyt-aqua-outline5">
      <style:paragraph-properties fo:margin-left="15.375cm" fo:margin-right="0cm" fo:margin-top="0cm" fo:margin-bottom="0.209cm" fo:text-indent="-1.276cm"/>
      <style:text-properties fo:font-size="42.7999992370606pt" style:font-size-asian="20pt" style:font-size-complex="20pt"/>
    </style:style>
    <style:style style:name="lyt-aqua-outline7" style:family="presentation" style:parent-style-name="lyt-aqua-outline6">
      <style:paragraph-properties fo:margin-left="17.937cm" fo:margin-right="0cm" fo:margin-top="0cm" fo:margin-bottom="0.209cm" fo:text-indent="-1.276cm"/>
      <style:text-properties fo:font-size="42.7999992370606pt" style:font-size-asian="20pt" style:font-size-complex="20pt"/>
    </style:style>
    <style:style style:name="lyt-aqua-outline8" style:family="presentation" style:parent-style-name="lyt-aqua-outline7">
      <style:paragraph-properties fo:margin-left="20.501cm" fo:margin-right="0cm" fo:margin-top="0cm" fo:margin-bottom="0.209cm" fo:text-indent="-1.276cm"/>
      <style:text-properties fo:font-size="42.7999992370606pt" style:font-size-asian="20pt" style:font-size-complex="20pt"/>
    </style:style>
    <style:style style:name="lyt-aqua-outline9" style:family="presentation" style:parent-style-name="lyt-aqua-outline8">
      <style:paragraph-properties fo:margin-left="23.065cm" fo:margin-right="0cm" fo:margin-top="0cm" fo:margin-bottom="0.209cm" fo:text-indent="-1.276cm"/>
      <style:text-properties fo:font-size="42.7999992370606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94.1999969482422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67cm" fo:text-indent="0cm"/>
      <style:text-properties fo:color="#ffffff" style:text-outline="false" style:text-line-through-style="none" fo:font-family="Albany" style:font-family-generic="roman" style:font-pitch="variable" fo:font-size="68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5.134cm" fo:margin-right="0cm" fo:margin-top="0cm" fo:margin-bottom="0.852cm" fo:text-indent="-1.709cm"/>
      <style:text-properties fo:font-size="60pt" style:font-size-asian="28pt" style:font-size-complex="28pt"/>
    </style:style>
    <style:style style:name="lyt-bluegrey-outline3" style:family="presentation" style:parent-style-name="lyt-bluegrey-outline2">
      <style:paragraph-properties fo:margin-left="7.689cm" fo:margin-right="0cm" fo:margin-top="0cm" fo:margin-bottom="0.638cm" fo:text-indent="-1.278cm"/>
      <style:text-properties fo:font-size="51.2999992370605pt" style:font-size-asian="24pt" style:font-size-complex="24pt"/>
    </style:style>
    <style:style style:name="lyt-bluegrey-outline4" style:family="presentation" style:parent-style-name="lyt-bluegrey-outline3">
      <style:paragraph-properties fo:margin-left="10.247cm" fo:margin-right="0cm" fo:margin-top="0cm" fo:margin-bottom="0.424cm" fo:text-indent="-1.276cm"/>
      <style:text-properties fo:font-size="42.7999992370606pt" style:font-size-asian="20pt" style:font-size-complex="20pt"/>
    </style:style>
    <style:style style:name="lyt-bluegrey-outline5" style:family="presentation" style:parent-style-name="lyt-bluegrey-outline4">
      <style:paragraph-properties fo:margin-left="12.811cm" fo:margin-right="0cm" fo:margin-top="0cm" fo:margin-bottom="0.209cm" fo:text-indent="-1.276cm"/>
      <style:text-properties fo:font-size="42.7999992370606pt" style:font-size-asian="20pt" style:font-size-complex="20pt"/>
    </style:style>
    <style:style style:name="lyt-bluegrey-outline6" style:family="presentation" style:parent-style-name="lyt-bluegrey-outline5">
      <style:paragraph-properties fo:margin-left="15.375cm" fo:margin-right="0cm" fo:margin-top="0cm" fo:margin-bottom="0.209cm" fo:text-indent="-1.276cm"/>
      <style:text-properties fo:font-size="42.7999992370606pt" style:font-size-asian="20pt" style:font-size-complex="20pt"/>
    </style:style>
    <style:style style:name="lyt-bluegrey-outline7" style:family="presentation" style:parent-style-name="lyt-bluegrey-outline6">
      <style:paragraph-properties fo:margin-left="17.937cm" fo:margin-right="0cm" fo:margin-top="0cm" fo:margin-bottom="0.209cm" fo:text-indent="-1.276cm"/>
      <style:text-properties fo:font-size="42.7999992370606pt" style:font-size-asian="20pt" style:font-size-complex="20pt"/>
    </style:style>
    <style:style style:name="lyt-bluegrey-outline8" style:family="presentation" style:parent-style-name="lyt-bluegrey-outline7">
      <style:paragraph-properties fo:margin-left="20.501cm" fo:margin-right="0cm" fo:margin-top="0cm" fo:margin-bottom="0.209cm" fo:text-indent="-1.276cm"/>
      <style:text-properties fo:font-size="42.7999992370606pt" style:font-size-asian="20pt" style:font-size-complex="20pt"/>
    </style:style>
    <style:style style:name="lyt-bluegrey-outline9" style:family="presentation" style:parent-style-name="lyt-bluegrey-outline8">
      <style:paragraph-properties fo:margin-left="23.065cm" fo:margin-right="0cm" fo:margin-top="0cm" fo:margin-bottom="0.209cm" fo:text-indent="-1.276cm"/>
      <style:text-properties fo:font-size="42.7999992370606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94.1999969482422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282cm" fo:text-indent="0cm"/>
      <style:text-properties style:use-window-font-color="true" style:text-outline="false" style:text-line-through-style="none" fo:font-family="Arial" style:font-family-generic="roman" style:font-pitch="variable" fo:font-size="146.69999694824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821cm" fo:text-indent="0cm"/>
      <style:text-properties fo:font-size="128.30000305175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362cm" fo:text-indent="0cm"/>
      <style:text-properties fo:font-size="110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904cm" fo:text-indent="0cm"/>
      <style:text-properties fo:font-size="91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447cm" fo:text-indent="0cm"/>
      <style:text-properties fo:font-size="91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447cm" fo:text-indent="0cm"/>
      <style:text-properties fo:font-size="91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447cm" fo:text-indent="0cm"/>
      <style:text-properties fo:font-size="91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447cm" fo:text-indent="0cm"/>
      <style:text-properties fo:font-size="91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447cm" fo:text-indent="0cm"/>
      <style:text-properties fo:font-size="91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1.600006103516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807cm" svg:height="7.575cm" svg:x="2.596cm" svg:y="2.485cm"/>
      <draw:page-thumbnail draw:layer="backgroundobjects" svg:width="5.807cm" svg:height="7.575cm" svg:x="2.596cm" svg:y="11.061cm"/>
      <draw:page-thumbnail draw:layer="backgroundobjects" svg:width="5.807cm" svg:height="7.575cm" svg:x="2.596cm" svg:y="19.637cm"/>
      <draw:page-thumbnail draw:layer="backgroundobjects" svg:width="5.807cm" svg:height="7.575cm" svg:x="12.596cm" svg:y="2.485cm"/>
      <draw:page-thumbnail draw:layer="backgroundobjects" svg:width="5.807cm" svg:height="7.575cm" svg:x="12.596cm" svg:y="11.061cm"/>
      <draw:page-thumbnail draw:layer="backgroundobjects" svg:width="5.807cm" svg:height="7.575cm" svg:x="12.596cm" svg:y="19.637cm"/>
    </style:handout-master>
    <style:master-page style:name="Standard" style:page-layout-name="PM1" draw:style-name="Mdp1">
      <draw:frame presentation:style-name="Standard-title" draw:layer="backgroundobjects" svg:width="25.2cm" svg:height="7.513cm" svg:x="1.399cm" svg:y="1.795cm" presentation:class="title" presentation:placeholder="true">
        <draw:text-box/>
      </draw:frame>
      <draw:frame presentation:style-name="Standard-outline1" draw:layer="backgroundobjects" svg:width="25.2cm" svg:height="29.698cm" svg:x="1.399cm" svg:y="10.53cm" presentation:class="outline" presentation:placeholder="true">
        <draw:text-box/>
      </draw:frame>
      <draw:frame presentation:style-name="Mpr1" draw:text-style-name="MP1" draw:layer="backgroundobjects" svg:width="6.524cm" svg:height="3.103cm" svg:x="1.399cm" svg:y="40.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3.103cm" svg:x="9.574cm" svg:y="40.9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3.103cm" svg:x="20.075cm" svg:y="40.9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6.095cm" svg:x="1.499cm" svg:y="3.214cm" presentation:class="title" presentation:placeholder="true">
        <draw:text-box/>
      </draw:frame>
      <draw:frame presentation:style-name="forest-outline1" draw:layer="backgroundobjects" svg:width="24.5cm" svg:height="30.184cm" svg:x="1.499cm" svg:y="10.53cm" presentation:class="outline" presentation:placeholder="true">
        <draw:text-box/>
      </draw:frame>
      <draw:frame presentation:style-name="Mpr4" draw:text-style-name="MP4" draw:layer="backgroundobjects" svg:width="6.498cm" svg:height="3.09cm" svg:x="1.499cm" svg:y="41.6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3.09cm" svg:x="9.643cm" svg:y="41.6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8cm" svg:height="3.09cm" svg:x="20.102cm" svg:y="41.6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499cm" svg:height="7.513cm" svg:x="1.999cm" svg:y="4.27cm" presentation:class="title" presentation:placeholder="true">
        <draw:text-box/>
      </draw:frame>
      <draw:frame presentation:style-name="wine-outline1" draw:layer="backgroundobjects" svg:width="22cm" svg:height="25.714cm" svg:x="2.999cm" svg:y="13.924cm" presentation:class="outline" presentation:placeholder="true">
        <draw:text-box/>
      </draw:frame>
      <draw:frame presentation:style-name="Mpr7" draw:text-style-name="MP4" draw:layer="backgroundobjects" svg:width="6.524cm" svg:height="3.103cm" svg:x="1.399cm" svg:y="40.99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3.103cm" svg:x="9.574cm" svg:y="40.9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4cm" svg:height="3.103cm" svg:x="20.075cm" svg:y="40.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2cm" svg:height="7.513cm" svg:x="1.399cm" svg:y="1.795cm" presentation:class="title" presentation:placeholder="true">
        <draw:text-box/>
      </draw:frame>
      <draw:frame presentation:style-name="lyt-brown-outline1" draw:layer="backgroundobjects" svg:width="25.2cm" svg:height="29.698cm" svg:x="1.399cm" svg:y="10.53cm" presentation:class="outline" presentation:placeholder="true">
        <draw:text-box/>
      </draw:frame>
      <draw:frame presentation:style-name="Mpr10" draw:text-style-name="MP4" draw:layer="backgroundobjects" svg:width="6.524cm" svg:height="3.103cm" svg:x="1.399cm" svg:y="40.99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3.103cm" svg:x="9.574cm" svg:y="40.9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4cm" svg:height="3.103cm" svg:x="20.075cm" svg:y="40.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7.849cm" svg:x="2.699cm" svg:y="3.934cm" presentation:class="title" presentation:placeholder="true">
        <draw:text-box/>
      </draw:frame>
      <draw:frame presentation:style-name="lyt-frepa-outline1" draw:layer="backgroundobjects" svg:width="23.099cm" svg:height="24.827cm" svg:x="3.499cm" svg:y="12.668cm" presentation:class="outline" presentation:placeholder="true">
        <draw:text-box/>
      </draw:frame>
      <draw:frame presentation:style-name="Mpr13" draw:text-style-name="MP4" draw:layer="backgroundobjects" svg:width="6.524cm" svg:height="3.103cm" svg:x="2.699cm" svg:y="40.133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3.103cm" svg:x="10.274cm" svg:y="40.133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4cm" svg:height="3.103cm" svg:x="20.374cm" svg:y="40.13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16" draw:text-style-name="MP7" draw:layer="backgroundobjects" svg:width="24.001cm" svg:height="6.092cm" svg:x="1.999cm" svg:y="3.212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499cm" svg:height="22.5cm" svg:x="1.999cm" svg:y="11.781cm" presentation:class="outline" presentation:placeholder="true">
        <draw:text-box/>
      </draw:frame>
      <draw:frame presentation:style-name="Mpr17" draw:text-style-name="MP4" draw:layer="backgroundobjects" svg:width="6.524cm" svg:height="3.103cm" svg:x="1.876cm" svg:y="3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cm" svg:height="3.103cm" svg:x="9.499cm" svg:y="37.607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4cm" svg:height="3.103cm" svg:x="19.476cm" svg:y="37.607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6.429cm" svg:x="2.498cm" svg:y="4.283cm" presentation:class="title" presentation:placeholder="true">
        <draw:text-box/>
      </draw:frame>
      <draw:frame presentation:style-name="water-outline1" draw:layer="backgroundobjects" svg:width="23cm" svg:height="26.786cm" svg:x="2.498cm" svg:y="11.781cm" presentation:class="outline" presentation:placeholder="true">
        <draw:text-box/>
      </draw:frame>
      <draw:frame presentation:style-name="Mpr20" draw:text-style-name="MP4" draw:layer="backgroundobjects" svg:width="6.524cm" svg:height="3.103cm" svg:x="1.399cm" svg:y="40.99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3.103cm" svg:x="9.574cm" svg:y="40.99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4cm" svg:height="3.103cm" svg:x="20.075cm" svg:y="40.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2cm" svg:height="7.513cm" svg:x="1.399cm" svg:y="1.793cm" presentation:class="title" presentation:placeholder="true">
        <draw:text-box/>
      </draw:frame>
      <draw:frame presentation:style-name="lyt-book-outline1" draw:layer="backgroundobjects" svg:width="25.2cm" svg:height="29.698cm" svg:x="1.399cm" svg:y="10.53cm" presentation:class="outline" presentation:placeholder="true">
        <draw:text-box/>
      </draw:frame>
      <draw:frame presentation:style-name="Mpr23" draw:text-style-name="MP4" draw:layer="backgroundobjects" svg:width="6.524cm" svg:height="3.103cm" svg:x="1.598cm" svg:y="40.99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3.103cm" svg:x="9.574cm" svg:y="40.99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4cm" svg:height="3.103cm" svg:x="20.075cm" svg:y="40.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26" draw:text-style-name="MP7" draw:layer="backgroundobjects" svg:width="23.199cm" svg:height="7.513cm" svg:x="2.3cm" svg:y="4.268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25.714cm" svg:x="2.498cm" svg:y="12.855cm" presentation:class="outline" presentation:placeholder="true">
        <draw:text-box/>
      </draw:frame>
      <draw:frame presentation:style-name="Mpr27" draw:text-style-name="MP4" draw:layer="backgroundobjects" svg:width="6.524cm" svg:height="3.103cm" svg:x="1.399cm" svg:y="40.99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3.103cm" svg:x="9.574cm" svg:y="40.99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4cm" svg:height="3.103cm" svg:x="20.075cm" svg:y="40.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5.709cm" svg:x="0.998cm" svg:y="2.224cm" presentation:class="title" presentation:placeholder="true">
        <draw:text-box/>
      </draw:frame>
      <draw:frame presentation:style-name="glacier-outline1" draw:layer="backgroundobjects" svg:width="25.1cm" svg:height="25.228cm" svg:x="1.499cm" svg:y="15cm" presentation:class="outline" presentation:placeholder="true">
        <draw:text-box/>
      </draw:frame>
      <draw:frame presentation:style-name="Mpr30" draw:text-style-name="MP4" draw:layer="backgroundobjects" svg:width="6.524cm" svg:height="3.103cm" svg:x="1.399cm" svg:y="41.85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3.103cm" svg:x="9.574cm" svg:y="41.85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4cm" svg:height="3.103cm" svg:x="20.075cm" svg:y="41.85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33" draw:text-style-name="MP7" draw:layer="backgroundobjects" svg:width="17.099cm" svg:height="7.513cm" svg:x="10.098cm" svg:y="1.793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22.684cm" svg:x="5.498cm" svg:y="10.53cm" presentation:class="outline" presentation:placeholder="true">
        <draw:text-box/>
      </draw:frame>
      <draw:frame presentation:style-name="Mpr34" draw:text-style-name="MP4" draw:layer="backgroundobjects" svg:width="6.524cm" svg:height="3.103cm" svg:x="4.899cm" svg:y="36.276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3.103cm" svg:x="11.675cm" svg:y="39.919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4cm" svg:height="3.103cm" svg:x="20.875cm" svg:y="39.91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.001cm" svg:height="7.513cm" svg:x="1.999cm" svg:y="3.291cm" presentation:class="title" presentation:placeholder="true">
        <draw:text-box/>
      </draw:frame>
      <draw:frame presentation:style-name="lyt-organic-outline1" draw:layer="backgroundobjects" svg:width="23cm" svg:height="24.827cm" svg:x="2.498cm" svg:y="11.811cm" presentation:class="outline" presentation:placeholder="true">
        <draw:text-box/>
      </draw:frame>
      <draw:frame presentation:style-name="Mpr37" draw:text-style-name="MP4" draw:layer="backgroundobjects" svg:width="6.524cm" svg:height="3.103cm" svg:x="1.698cm" svg:y="38.419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3.103cm" svg:x="9.574cm" svg:y="38.419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4cm" svg:height="3.103cm" svg:x="19.674cm" svg:y="38.41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2cm" svg:height="7.513cm" svg:x="1.399cm" svg:y="1.795cm" presentation:class="title" presentation:placeholder="true">
        <draw:text-box/>
      </draw:frame>
      <draw:frame presentation:style-name="lyt-aqua-outline1" draw:layer="backgroundobjects" svg:width="24.599cm" svg:height="24.643cm" svg:x="1.999cm" svg:y="11.781cm" presentation:class="outline" presentation:placeholder="true">
        <draw:text-box/>
      </draw:frame>
      <draw:frame presentation:style-name="Mpr40" draw:text-style-name="MP4" draw:layer="backgroundobjects" svg:width="6.524cm" svg:height="3.103cm" svg:x="1.698cm" svg:y="39.062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3.103cm" svg:x="9.875cm" svg:y="39.062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4cm" svg:height="3.103cm" svg:x="20.374cm" svg:y="39.06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2cm" svg:height="7.513cm" svg:x="1.399cm" svg:y="1.795cm" presentation:class="title" presentation:placeholder="true">
        <draw:text-box/>
      </draw:frame>
      <draw:frame presentation:style-name="lyt-bluegrey-outline1" draw:layer="backgroundobjects" svg:width="25.2cm" svg:height="29.698cm" svg:x="1.399cm" svg:y="10.53cm" presentation:class="outline" presentation:placeholder="true">
        <draw:text-box/>
      </draw:frame>
      <draw:frame presentation:style-name="Mpr43" draw:text-style-name="MP4" draw:layer="backgroundobjects" svg:width="6.524cm" svg:height="3.103cm" svg:x="1.399cm" svg:y="40.99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3.103cm" svg:x="9.574cm" svg:y="40.99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4cm" svg:height="3.103cm" svg:x="20.075cm" svg:y="40.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2cm" svg:height="7.513cm" svg:x="1.399cm" svg:y="1.796cm" presentation:class="title" presentation:placeholder="true">
        <draw:text-box/>
      </draw:frame>
      <draw:frame presentation:style-name="Standard-outline1" draw:layer="backgroundobjects" svg:width="25.2cm" svg:height="29.698cm" svg:x="1.399cm" svg:y="10.53cm" presentation:class="outline" presentation:placeholder="true">
        <draw:text-box/>
      </draw:frame>
      <draw:frame presentation:style-name="Mpr1" draw:text-style-name="MP1" draw:layer="backgroundobjects" svg:width="6.524cm" svg:height="3.103cm" svg:x="1.399cm" svg:y="40.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3.103cm" svg:x="9.574cm" svg:y="40.9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3.103cm" svg:x="20.075cm" svg:y="40.9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9-23T16:56:01.12</meta:creation-date>
    <meta:editing-duration>P1DT9H12M20S</meta:editing-duration>
    <meta:editing-cycles>47</meta:editing-cycles>
    <dc:date>2025-09-29T21:21:56.24</dc:date>
    <meta:generator>OpenOffice/4.1.14$Win32 OpenOffice.org_project/4114m1$Build-9811</meta:generator>
    <meta:document-statistic meta:object-count="217"/>
  </office:meta>
</office:document-meta>
</file>